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889cm"/>
    </style:style>
    <style:style style:name="Table1.B" style:family="table-column">
      <style:table-column-properties style:column-width="13.12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rsid="0012495a" officeooo:paragraph-rsid="0012495a"/>
    </style:style>
    <style:style style:name="P2" style:family="paragraph" style:parent-style-name="Table_20_Contents">
      <style:text-properties style:font-name="DejaVu Sans Mono" fo:font-size="10pt" officeooo:rsid="0012495a" officeooo:paragraph-rsid="0012495a" style:font-size-asian="10pt" style:font-size-complex="10pt"/>
    </style:style>
    <style:style style:name="P3" style:family="paragraph" style:parent-style-name="Table_20_Contents">
      <style:text-properties style:font-name="DejaVu Sans Mono" fo:font-size="11pt" officeooo:rsid="0012495a" officeooo:paragraph-rsid="0012495a" style:font-size-asian="11pt" style:font-size-complex="11pt"/>
    </style:style>
    <style:style style:name="P4" style:family="paragraph" style:parent-style-name="Preformatted_20_Text">
      <style:text-properties fo:font-variant="normal" fo:text-transform="none" fo:color="#000000" style:font-name="DejaVu Sans Mono" fo:font-size="11pt" fo:letter-spacing="normal" fo:font-style="normal" fo:font-weight="normal" style:font-size-asian="11pt" style:font-size-complex="11pt"/>
    </style:style>
    <style:style style:name="P5" style:family="paragraph" style:parent-style-name="Preformatted_20_Text">
      <style:text-properties fo:font-variant="normal" fo:text-transform="none" fo:color="#000000" style:font-name="DejaVu Sans Mono" fo:font-size="11pt" fo:letter-spacing="normal" fo:font-style="normal" fo:font-weight="normal" officeooo:rsid="0012495a" officeooo:paragraph-rsid="0012495a" style:font-size-asian="11pt" style:font-size-complex="11pt"/>
    </style:style>
    <style:style style:name="P6" style:family="paragraph" style:parent-style-name="Preformatted_20_Text">
      <style:text-properties fo:font-variant="normal" fo:text-transform="none" fo:color="#000000" style:font-name="DejaVu Sans Mono" fo:font-size="11pt" fo:letter-spacing="normal" style:font-size-asian="11pt" style:font-size-complex="11pt"/>
    </style:style>
    <style:style style:name="P7" style:family="paragraph" style:parent-style-name="Preformatted_20_Text">
      <style:text-properties fo:font-variant="normal" fo:text-transform="none" fo:color="#808030" style:font-name="DejaVu Sans Mono" fo:font-size="11pt" fo:letter-spacing="normal" fo:font-style="normal" fo:font-weight="normal" style:font-size-asian="11pt" style:font-size-complex="11pt"/>
    </style:style>
    <style:style style:name="P8" style:family="paragraph" style:parent-style-name="Preformatted_20_Text">
      <style:text-properties style:font-name="DejaVu Sans Mono" fo:font-size="11pt" style:font-size-asian="11pt" style:font-size-complex="11pt"/>
    </style:style>
    <style:style style:name="P9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DejaVu Sans Mono" fo:font-size="11pt" fo:letter-spacing="normal" fo:font-style="normal" fo:font-weight="normal" style:font-size-asian="11pt" style:font-size-complex="11pt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fo:color="#800000" fo:font-weight="bold"/>
    </style:style>
    <style:style style:name="T4" style:family="text">
      <style:text-properties fo:color="#800000" fo:font-size="14pt" fo:font-style="normal" fo:font-weight="bold"/>
    </style:style>
    <style:style style:name="T5" style:family="text">
      <style:text-properties fo:color="#800000" fo:font-style="normal" fo:font-weight="bold"/>
    </style:style>
    <style:style style:name="T6" style:family="text">
      <style:text-properties fo:color="#808030"/>
    </style:style>
    <style:style style:name="T7" style:family="text">
      <style:text-properties fo:color="#808030" fo:font-size="14pt" fo:font-style="normal" fo:font-weight="normal"/>
    </style:style>
    <style:style style:name="T8" style:family="text">
      <style:text-properties fo:color="#808030" fo:font-style="normal" fo:font-weight="normal"/>
    </style:style>
    <style:style style:name="T9" style:family="text">
      <style:text-properties fo:color="#e34adc"/>
    </style:style>
    <style:style style:name="T10" style:family="text">
      <style:text-properties fo:color="#e34adc" fo:font-size="14pt" fo:font-style="normal" fo:font-weight="normal"/>
    </style:style>
    <style:style style:name="T11" style:family="text">
      <style:text-properties fo:color="#e34adc" fo:font-style="normal" fo:font-weight="normal"/>
    </style:style>
    <style:style style:name="T12" style:family="text">
      <style:text-properties fo:font-style="normal" fo:font-weight="normal"/>
    </style:style>
    <style:style style:name="T13" style:family="text">
      <style:text-properties fo:font-size="14pt" fo:font-style="normal" fo:font-weight="normal"/>
    </style:style>
    <style:style style:name="T14" style:family="text">
      <style:text-properties fo:color="#008c00" fo:font-size="14pt" fo:font-style="normal" fo:font-weight="normal"/>
    </style:style>
    <style:style style:name="T15" style:family="text">
      <style:text-properties fo:color="#008c00" fo:font-style="normal" fo:font-weight="normal"/>
    </style:style>
    <style:style style:name="T16" style:family="text">
      <style:text-properties fo:color="#0000e6"/>
    </style:style>
    <style:style style:name="T17" style:family="text">
      <style:text-properties fo:color="#0000e6" fo:font-size="14pt" fo:font-style="normal" fo:font-weight="normal"/>
    </style:style>
    <style:style style:name="T18" style:family="text">
      <style:text-properties fo:color="#0000e6" fo:font-style="normal" fo:font-weight="normal"/>
    </style:style>
    <style:style style:name="T19" style:family="text">
      <style:text-properties fo:color="#696969" fo:font-size="14pt" fo:font-style="normal" fo:font-weight="normal"/>
    </style:style>
    <style:style style:name="T20" style:family="text">
      <style:text-properties fo:color="#696969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T2"><text:s text:c="4"/>########## <text:s/></text:span></text:p>
            <text:p text:style-name="P1"><text:span text:style-name="T2"><text:s text:c="2"/>## <text:s text:c="9"/>##</text:span></text:p>
            <text:p text:style-name="P1"><text:span text:style-name="T2"><text:s text:c="2"/>## <text:s text:c="9"/>##</text:span></text:p>
            <text:p text:style-name="P1"><text:span text:style-name="T2"><text:s text:c="2"/>## <text:s text:c="9"/>##</text:span></text:p>
            <text:p text:style-name="P1"><text:span text:style-name="T2"><text:s text:c="4"/>## <text:s text:c="5"/>## <text:s/></text:span></text:p>
            <text:p text:style-name="P1"><text:span text:style-name="T2"><text:s text:c="16"/></text:span></text:p>
            <text:p text:style-name="P1"><text:span text:style-name="T2"><text:s text:c="2"/>##############</text:span></text:p>
            <text:p text:style-name="P1"><text:span text:style-name="T2"><text:s text:c="10"/>## <text:s text:c="3"/></text:span></text:p>
            <text:p text:style-name="P1"><text:span text:style-name="T2"><text:s text:c="10"/>## <text:s text:c="3"/></text:span></text:p>
            <text:p text:style-name="P1"><text:span text:style-name="T2"><text:s text:c="10"/>## <text:s text:c="3"/></text:span></text:p>
            <text:p text:style-name="P1"><text:span text:style-name="T2"><text:s text:c="2"/>######## <text:s text:c="5"/></text:span></text:p>
            <text:p text:style-name="P1"><text:span text:style-name="T2"><text:s text:c="16"/></text:span></text:p>
            <text:p text:style-name="P1"><text:span text:style-name="T2"><text:s text:c="4"/>###### <text:s text:c="5"/></text:span></text:p>
            <text:p text:style-name="P1"><text:span text:style-name="T2"><text:s text:c="2"/>## <text:s text:c="5"/>## <text:s text:c="3"/></text:span></text:p>
            <text:p text:style-name="P1"><text:span text:style-name="T2"><text:s text:c="2"/>## <text:s text:c="5"/>## <text:s text:c="3"/></text:span></text:p>
            <text:p text:style-name="P1"><text:span text:style-name="T2"><text:s text:c="2"/>########## <text:s text:c="3"/></text:span></text:p>
            <text:p text:style-name="P1"><text:span text:style-name="T2"><text:s text:c="2"/>## <text:s text:c="11"/></text:span></text:p>
            <text:p text:style-name="P1"><text:span text:style-name="T2"><text:s text:c="16"/></text:span></text:p>
            <text:p text:style-name="P1"><text:span text:style-name="T2"><text:s text:c="2"/>######## <text:s text:c="5"/></text:span></text:p>
            <text:p text:style-name="P1"><text:span text:style-name="T2"><text:s text:c="10"/>## <text:s text:c="3"/></text:span></text:p>
            <text:p text:style-name="P1"><text:span text:style-name="T2"><text:s text:c="10"/>## <text:s text:c="3"/></text:span></text:p>
            <text:p text:style-name="P1"><text:span text:style-name="T2"><text:s text:c="10"/>## <text:s text:c="3"/></text:span></text:p>
            <text:p text:style-name="P1"><text:span text:style-name="T2"><text:s text:c="8"/>## <text:s text:c="5"/></text:span></text:p>
            <text:p text:style-name="P1"><text:span text:style-name="T2"><text:s text:c="16"/></text:span></text:p>
            <text:p text:style-name="P1"><text:span text:style-name="T2"><text:s text:c="4"/>############</text:span></text:p>
            <text:p text:style-name="P1"><text:span text:style-name="T2"><text:s text:c="2"/>## <text:s text:c="11"/></text:span></text:p>
            <text:p text:style-name="P1"><text:span text:style-name="T2"><text:s text:c="2"/>## <text:s text:c="11"/></text:span></text:p>
            <text:p text:style-name="P1"><text:span text:style-name="T2"><text:s text:c="2"/>## <text:s text:c="11"/></text:span></text:p>
            <text:p text:style-name="P1"><text:span text:style-name="T2"><text:s text:c="4"/>## <text:s text:c="9"/></text:span></text:p>
            <text:p text:style-name="P1"><text:span text:style-name="T2"><text:s text:c="16"/></text:span></text:p>
            <text:p text:style-name="P1"><text:span text:style-name="T2"><text:s text:c="4"/>###### <text:s text:c="5"/></text:span></text:p>
            <text:p text:style-name="P1"><text:span text:style-name="T2"><text:s text:c="2"/>## <text:s text:c="5"/>## <text:s text:c="3"/></text:span></text:p>
            <text:p text:style-name="P1"><text:span text:style-name="T2"><text:s text:c="2"/>## <text:s text:c="5"/>## <text:s text:c="3"/></text:span></text:p>
            <text:p text:style-name="P1"><text:span text:style-name="T2"><text:s text:c="2"/>## <text:s text:c="5"/>## <text:s text:c="3"/></text:span></text:p>
            <text:p text:style-name="P1"><text:span text:style-name="T2"><text:s text:c="4"/>###### <text:s text:c="5"/></text:span></text:p>
            <text:p text:style-name="P1"><text:span text:style-name="T2"><text:s text:c="16"/></text:span></text:p>
            <text:p text:style-name="P1"><text:span text:style-name="T2"><text:s text:c="10"/>## <text:s text:c="3"/></text:span></text:p>
            <text:p text:style-name="P1"><text:span text:style-name="T2"><text:s text:c="10"/>## <text:s text:c="3"/></text:span></text:p>
            <text:p text:style-name="P1"><text:span text:style-name="T2"><text:s text:c="4"/>############</text:span></text:p>
            <text:p text:style-name="P1"><text:span text:style-name="T2"><text:s text:c="2"/>## <text:s text:c="5"/>## <text:s text:c="3"/></text:span></text:p>
            <text:p text:style-name="P1"><text:span text:style-name="T2"><text:s text:c="2"/>## <text:s text:c="5"/>## <text:s text:c="3"/></text:span></text:p>
            <text:p text:style-name="P1"><text:span text:style-name="T2"><text:s text:c="16"/></text:span></text:p>
            <text:p text:style-name="P1"><text:span text:style-name="T2"><text:s text:c="10"/>## <text:s text:c="3"/></text:span></text:p>
            <text:p text:style-name="P1"><text:span text:style-name="T2"><text:s text:c="10"/>## <text:s text:c="3"/></text:span></text:p>
            <text:p text:style-name="P1"><text:span text:style-name="T2"><text:s text:c="4"/>############</text:span></text:p>
            <text:p text:style-name="P1"><text:span text:style-name="T2"><text:s text:c="2"/>## <text:s text:c="5"/>## <text:s text:c="3"/></text:span></text:p>
            <text:p text:style-name="P1"><text:span text:style-name="T2"><text:s text:c="2"/>## <text:s text:c="5"/>## <text:s text:c="3"/></text:span></text:p>
            <text:p text:style-name="P1"><text:span text:style-name="T2"><text:s text:c="16"/></text:span></text:p>
            <text:p text:style-name="P1"><text:span text:style-name="T2"><text:s text:c="4"/>###### <text:s text:c="5"/></text:span></text:p>
            <text:p text:style-name="P1"><text:span text:style-name="T2"><text:s text:c="2"/>## <text:s/>## <text:s/>## <text:s text:c="3"/></text:span></text:p>
            <text:p text:style-name="P1"><text:span text:style-name="T2"><text:s text:c="2"/>## <text:s/>## <text:s/>## <text:s text:c="3"/></text:span></text:p>
            <text:p text:style-name="P1"><text:span text:style-name="T2"><text:s text:c="2"/>## <text:s/>## <text:s/>## <text:s text:c="3"/></text:span></text:p>
            <text:p text:style-name="P1"><text:span text:style-name="T2"><text:s text:c="8"/>## <text:s text:c="5"/></text:span></text:p>
          </table:table-cell>
          <table:table-cell table:style-name="Table1.B1" office:value-type="string">
            <text:p text:style-name="P5"><text:span text:style-name="T3">import</text:span> sys</text:p>
            <text:p text:style-name="P8"/>
            <text:p text:style-name="P4">letters <text:span text:style-name="T6">=</text:span> <text:span text:style-name="T9">dict</text:span><text:span text:style-name="T6">(</text:span></text:p>
            <text:p text:style-name="P6"><text:s text:c="4"/><text:span text:style-name="T12">C </text:span><text:span text:style-name="T8">=</text:span><text:span text:style-name="T12"> </text:span><text:span text:style-name="T8">[</text:span><text:span text:style-name="T15">124</text:span><text:span text:style-name="T8">,</text:span><text:span text:style-name="T15">130</text:span><text:span text:style-name="T8">,</text:span><text:span text:style-name="T15">130</text:span><text:span text:style-name="T8">,</text:span><text:span text:style-name="T15">130</text:span><text:span text:style-name="T8">,</text:span><text:span text:style-name="T15">68</text:span><text:span text:style-name="T8">],</text:span></text:p>
            <text:p text:style-name="P6"><text:s text:c="4"/><text:span text:style-name="T12">h </text:span><text:span text:style-name="T8">=</text:span><text:span text:style-name="T12"> </text:span><text:span text:style-name="T8">[</text:span><text:span text:style-name="T15">254</text:span><text:span text:style-name="T8">,</text:span><text:span text:style-name="T15">32</text:span><text:span text:style-name="T8">,</text:span><text:span text:style-name="T15">32</text:span><text:span text:style-name="T8">,</text:span><text:span text:style-name="T15">32</text:span><text:span text:style-name="T8">,</text:span><text:span text:style-name="T15">30</text:span><text:span text:style-name="T8">],</text:span></text:p>
            <text:p text:style-name="P6"><text:s text:c="4"/><text:span text:style-name="T12">a </text:span><text:span text:style-name="T8">=</text:span><text:span text:style-name="T12"> </text:span><text:span text:style-name="T8">[</text:span><text:span text:style-name="T15">28</text:span><text:span text:style-name="T8">,</text:span><text:span text:style-name="T15">34</text:span><text:span text:style-name="T8">,</text:span><text:span text:style-name="T15">34</text:span><text:span text:style-name="T8">,</text:span><text:span text:style-name="T15">62</text:span><text:span text:style-name="T8">,</text:span><text:span text:style-name="T15">2</text:span><text:span text:style-name="T8">],</text:span></text:p>
            <text:p text:style-name="P6"><text:s text:c="4"/><text:span text:style-name="T12">r </text:span><text:span text:style-name="T8">=</text:span><text:span text:style-name="T12"> </text:span><text:span text:style-name="T8">[</text:span><text:span text:style-name="T15">30</text:span><text:span text:style-name="T8">,</text:span><text:span text:style-name="T15">32</text:span><text:span text:style-name="T8">,</text:span><text:span text:style-name="T15">32</text:span><text:span text:style-name="T8">,</text:span><text:span text:style-name="T15">32</text:span><text:span text:style-name="T8">,</text:span><text:span text:style-name="T15">16</text:span><text:span text:style-name="T8">],</text:span></text:p>
            <text:p text:style-name="P6"><text:s text:c="4"/><text:span text:style-name="T12">l </text:span><text:span text:style-name="T8">=</text:span><text:span text:style-name="T12"> </text:span><text:span text:style-name="T8">[</text:span><text:span text:style-name="T15">252</text:span><text:span text:style-name="T8">,</text:span><text:span text:style-name="T15">2</text:span><text:span text:style-name="T8">,</text:span><text:span text:style-name="T15">2</text:span><text:span text:style-name="T8">,</text:span><text:span text:style-name="T15">2</text:span><text:span text:style-name="T8">,</text:span><text:span text:style-name="T15">4</text:span><text:span text:style-name="T8">],</text:span></text:p>
            <text:p text:style-name="P6"><text:s text:c="4"/><text:span text:style-name="T12">o </text:span><text:span text:style-name="T8">=</text:span><text:span text:style-name="T12"> </text:span><text:span text:style-name="T8">[</text:span><text:span text:style-name="T15">28</text:span><text:span text:style-name="T8">,</text:span><text:span text:style-name="T15">34</text:span><text:span text:style-name="T8">,</text:span><text:span text:style-name="T15">34</text:span><text:span text:style-name="T8">,</text:span><text:span text:style-name="T15">34</text:span><text:span text:style-name="T8">,</text:span><text:span text:style-name="T15">28</text:span><text:span text:style-name="T8">],</text:span></text:p>
            <text:p text:style-name="P6"><text:s text:c="4"/><text:span text:style-name="T12">t </text:span><text:span text:style-name="T8">=</text:span><text:span text:style-name="T12"> </text:span><text:span text:style-name="T8">[</text:span><text:span text:style-name="T15">32</text:span><text:span text:style-name="T8">,</text:span><text:span text:style-name="T15">32</text:span><text:span text:style-name="T8">,</text:span><text:span text:style-name="T15">252</text:span><text:span text:style-name="T8">,</text:span><text:span text:style-name="T15">34</text:span><text:span text:style-name="T8">,</text:span><text:span text:style-name="T15">34</text:span><text:span text:style-name="T8">],</text:span></text:p>
            <text:p text:style-name="P6"><text:s text:c="4"/><text:span text:style-name="T12">e </text:span><text:span text:style-name="T8">=</text:span><text:span text:style-name="T12"> </text:span><text:span text:style-name="T8">[</text:span><text:span text:style-name="T15">28</text:span><text:span text:style-name="T8">,</text:span><text:span text:style-name="T15">42</text:span><text:span text:style-name="T8">,</text:span><text:span text:style-name="T15">42</text:span><text:span text:style-name="T8">,</text:span><text:span text:style-name="T15">42</text:span><text:span text:style-name="T8">,</text:span><text:span text:style-name="T15">16</text:span><text:span text:style-name="T8">],</text:span></text:p>
            <text:p text:style-name="P7">)</text:p>
            <text:p text:style-name="P6"><text:s text:c="4"/></text:p>
            <text:p text:style-name="P4"><text:span text:style-name="T3">def</text:span> is_odd<text:span text:style-name="T6">(</text:span>x<text:span text:style-name="T6">):</text:span></text:p>
            <text:p text:style-name="P6"><text:s text:c="4"/><text:span text:style-name="T5">if</text:span><text:span text:style-name="T12"> x </text:span><text:span text:style-name="T8">%</text:span><text:span text:style-name="T12"> </text:span><text:span text:style-name="T15">2</text:span><text:span text:style-name="T12"> </text:span><text:span text:style-name="T8">==</text:span><text:span text:style-name="T12"> </text:span><text:span text:style-name="T15">0</text:span><text:span text:style-name="T8">:</text:span></text:p>
            <text:p text:style-name="P6"><text:s text:c="8"/><text:span text:style-name="T5">return</text:span><text:span text:style-name="T12"> </text:span><text:span text:style-name="T11">False</text:span></text:p>
            <text:p text:style-name="P6"><text:s text:c="4"/><text:span text:style-name="T5">else</text:span><text:span text:style-name="T8">:</text:span></text:p>
            <text:p text:style-name="P6"><text:s text:c="8"/><text:span text:style-name="T5">return</text:span><text:span text:style-name="T12"> </text:span><text:span text:style-name="T11">True</text:span></text:p>
            <text:p text:style-name="P6"><text:s text:c="8"/></text:p>
            <text:p text:style-name="P4"><text:span text:style-name="T3">def</text:span> print_column<text:span text:style-name="T6">(</text:span>x<text:span text:style-name="T6">):</text:span></text:p>
            <text:p text:style-name="P6"><text:s text:c="4"/><text:span text:style-name="T5">for</text:span><text:span text:style-name="T12"> b </text:span><text:span text:style-name="T5">in</text:span><text:span text:style-name="T12"> </text:span><text:span text:style-name="T11">range</text:span><text:span text:style-name="T8">(</text:span><text:span text:style-name="T15">8</text:span><text:span text:style-name="T8">):</text:span></text:p>
            <text:p text:style-name="P6"><text:s text:c="8"/><text:span text:style-name="T5">if</text:span><text:span text:style-name="T12"> is_odd</text:span><text:span text:style-name="T8">(</text:span><text:span text:style-name="T12">x</text:span><text:span text:style-name="T8">):</text:span></text:p>
            <text:p text:style-name="P6"><text:s text:c="12"/><text:span text:style-name="T12">sys</text:span><text:span text:style-name="T8">.</text:span><text:span text:style-name="T12">stdout</text:span><text:span text:style-name="T8">.</text:span><text:span text:style-name="T12">write</text:span><text:span text:style-name="T8">(</text:span><text:span text:style-name="T18">'#'</text:span><text:span text:style-name="T8">)</text:span></text:p>
            <text:p text:style-name="P6"><text:s text:c="12"/><text:span text:style-name="T12">sys</text:span><text:span text:style-name="T8">.</text:span><text:span text:style-name="T12">stdout</text:span><text:span text:style-name="T8">.</text:span><text:span text:style-name="T12">write</text:span><text:span text:style-name="T8">(</text:span><text:span text:style-name="T18">'#'</text:span><text:span text:style-name="T8">)</text:span></text:p>
            <text:p text:style-name="P6"><text:s text:c="12"/><text:span text:style-name="T12">sys</text:span><text:span text:style-name="T8">.</text:span><text:span text:style-name="T12">stdout</text:span><text:span text:style-name="T8">.</text:span><text:span text:style-name="T12">flush</text:span><text:span text:style-name="T8">()</text:span></text:p>
            <text:p text:style-name="P6"><text:s text:c="8"/><text:span text:style-name="T5">else</text:span><text:span text:style-name="T8">:</text:span></text:p>
            <text:p text:style-name="P6"><text:s text:c="12"/><text:span text:style-name="T12">sys</text:span><text:span text:style-name="T8">.</text:span><text:span text:style-name="T12">stdout</text:span><text:span text:style-name="T8">.</text:span><text:span text:style-name="T12">write</text:span><text:span text:style-name="T8">(</text:span><text:span text:style-name="T18">' '</text:span><text:span text:style-name="T8">)</text:span></text:p>
            <text:p text:style-name="P6"><text:s text:c="12"/><text:span text:style-name="T12">sys</text:span><text:span text:style-name="T8">.</text:span><text:span text:style-name="T12">stdout</text:span><text:span text:style-name="T8">.</text:span><text:span text:style-name="T12">write</text:span><text:span text:style-name="T8">(</text:span><text:span text:style-name="T18">' '</text:span><text:span text:style-name="T8">)</text:span></text:p>
            <text:p text:style-name="P6"><text:s text:c="12"/><text:span text:style-name="T12">sys</text:span><text:span text:style-name="T8">.</text:span><text:span text:style-name="T12">stdout</text:span><text:span text:style-name="T8">.</text:span><text:span text:style-name="T12">flush</text:span><text:span text:style-name="T8">()</text:span></text:p>
            <text:p text:style-name="P6"><text:s text:c="8"/><text:span text:style-name="T12">x </text:span><text:span text:style-name="T8">=</text:span><text:span text:style-name="T12"> x</text:span><text:span text:style-name="T8">/</text:span><text:span text:style-name="T15">2</text:span></text:p>
            <text:p text:style-name="P6"><text:s text:c="8"/></text:p>
            <text:p text:style-name="P6"><text:s text:c="4"/><text:span text:style-name="T12">sys</text:span><text:span text:style-name="T8">.</text:span><text:span text:style-name="T12">stdout</text:span><text:span text:style-name="T8">.</text:span><text:span text:style-name="T12">write</text:span><text:span text:style-name="T8">(</text:span><text:span text:style-name="T18">'\n'</text:span><text:span text:style-name="T8">)</text:span></text:p>
            <text:p text:style-name="P6"><text:s text:c="4"/><text:span text:style-name="T12">sys</text:span><text:span text:style-name="T8">.</text:span><text:span text:style-name="T12">stdout</text:span><text:span text:style-name="T8">.</text:span><text:span text:style-name="T12">flush</text:span><text:span text:style-name="T8">()</text:span></text:p>
            <text:p text:style-name="P8"/>
            <text:p text:style-name="P6"><text:s text:c="14"/></text:p>
            <text:p text:style-name="P4"><text:span text:style-name="T3">def</text:span> print_letter<text:span text:style-name="T6">(</text:span>c<text:span text:style-name="T6">):</text:span></text:p>
            <text:p text:style-name="P6"><text:s text:c="4"/><text:span text:style-name="T12">print_column</text:span><text:span text:style-name="T8">(</text:span><text:span text:style-name="T15">0</text:span><text:span text:style-name="T8">)</text:span><text:span text:style-name="T12"> <text:s text:c="2"/></text:span><text:span text:style-name="T20"># print a spacer column</text:span></text:p>
            <text:p text:style-name="P6"><text:s text:c="4"/><text:span text:style-name="T5">for</text:span><text:span text:style-name="T12"> i </text:span><text:span text:style-name="T5">in</text:span><text:span text:style-name="T12"> letters</text:span><text:span text:style-name="T8">[</text:span><text:span text:style-name="T12">c</text:span><text:span text:style-name="T8">]:</text:span></text:p>
            <text:p text:style-name="P6"><text:s text:c="8"/><text:span text:style-name="T12">print_column</text:span><text:span text:style-name="T8">(</text:span><text:span text:style-name="T12">i</text:span><text:span text:style-name="T8">)</text:span></text:p>
            <text:p text:style-name="P6"><text:s text:c="8"/></text:p>
            <text:p text:style-name="P4"><text:span text:style-name="T3">def</text:span> print_word<text:span text:style-name="T6">(</text:span>w<text:span text:style-name="T6">):</text:span></text:p>
            <text:p text:style-name="P6"><text:s text:c="4"/><text:span text:style-name="T5">for</text:span><text:span text:style-name="T12"> c </text:span><text:span text:style-name="T5">in</text:span><text:span text:style-name="T12"> w</text:span><text:span text:style-name="T8">:</text:span></text:p>
            <text:p text:style-name="P6"><text:s text:c="8"/><text:span text:style-name="T12">print_letter</text:span><text:span text:style-name="T8">(</text:span><text:span text:style-name="T12">c</text:span><text:span text:style-name="T8">)</text:span></text:p>
            <text:p text:style-name="P6"><text:s text:c="4"/></text:p>
            <text:p text:style-name="P9">print_word<text:span text:style-name="T6">(</text:span><text:span text:style-name="T16">'Charlotte'</text:span><text:span text:style-name="T6">)</text:span></text:p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4T16:22:45.251051730</meta:creation-date>
    <dc:date>2015-01-24T16:28:32.073291123</dc:date>
    <meta:editing-duration>PT5M47S</meta:editing-duration>
    <meta:editing-cycles>1</meta:editing-cycles>
    <meta:document-statistic meta:table-count="1" meta:image-count="0" meta:object-count="0" meta:page-count="1" meta:paragraph-count="96" meta:word-count="150" meta:character-count="1724" meta:non-whitespace-character-count="801"/>
    <meta:generator>LibreOffice/4.3.3.2$Linux_x86 LibreOffice_project/430m0$Build-2</meta:generator>
  </office:meta>
</office:document-meta>
</file>